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a</mi>
            <mrow>
              <mspace width="2em"/>
              <mo stretchy="false">=</mo>
              <mspace width="2em"/>
            </mrow>
            <mfrac>
              <mrow>
                <msup>
                  <mtext>d</mtext>
                  <mn>2</mn>
                </msup>
                <mstyle color="blue">
                  <mi>x</mi>
                </mstyle>
              </mrow>
              <mrow>
                <mtext>d</mtext>
                <msup>
                  <mi>t</mi>
                  <mn>2</mn>
                </msup>
              </mrow>
            </mfrac>
            <mrow>
              <mspace width="2em"/>
              <mo stretchy="false">=</mo>
              <mspace width="2em"/>
            </mrow>
            <mfrac>
              <mrow>
                <mtext>d</mtext>
                <mstyle color="red">
                  <mi>v</mi>
                </mstyle>
              </mrow>
              <mrow>
                <mtext>d</mtext>
                <mi>t</mi>
              </mrow>
            </mfrac>
            <mrow>
              <mspace width="2em"/>
              <mo stretchy="false">=</mo>
              <mspace width="2em"/>
            </mrow>
            <mfrac>
              <mrow>
                <msup>
                  <mtext>d</mtext>
                  <mn>2</mn>
                </msup>
                <mstyle color="blue">
                  <mrow>
                    <mi>A</mi>
                    <mspace width="0.5em"/>
                    <mi>sin</mi>
                    <mrow>
                      <mo fence="true" stretchy="false">(</mo>
                      <mrow>
                        <mrow>
                          <mi mathvariant="normal">ω</mi>
                          <mi>t</mi>
                        </mrow>
                      </mrow>
                      <mo fence="true" stretchy="false">)</mo>
                    </mrow>
                  </mrow>
                </mstyle>
              </mrow>
              <mrow>
                <mtext>d</mtext>
                <msup>
                  <mi>t</mi>
                  <mn>2</mn>
                </msup>
              </mrow>
            </mfrac>
            <mrow>
              <mspace width="2em"/>
              <mo stretchy="false">=</mo>
              <mspace width="2em"/>
            </mrow>
            <mfrac>
              <mrow>
                <mtext>d</mtext>
                <mstyle color="red">
                  <mrow>
                    <mi>A</mi>
                    <mspace width="0.5em"/>
                    <mi mathvariant="normal">ω</mi>
                    <mspace width="0.5em"/>
                    <mi>cos</mi>
                    <mrow>
                      <mo fence="true" stretchy="false">(</mo>
                      <mrow>
                        <mrow>
                          <mi mathvariant="normal">ω</mi>
                          <mi>t</mi>
                        </mrow>
                      </mrow>
                      <mo fence="true" stretchy="false">)</mo>
                    </mrow>
                  </mrow>
                </mstyle>
              </mrow>
              <mrow>
                <mtext>d</mtext>
                <mi>t</mi>
              </mrow>
            </mfrac>
          </mrow>
        </mtd>
      </mtr>
      <mtr>
        <mtd>
          <mrow>
            <mrow>
              <mspace width="2em"/>
              <mo stretchy="false">=</mo>
              <mspace width="2em"/>
            </mrow>
            <mi>A</mi>
            <mspace width="0.5em"/>
            <msup>
              <mi mathvariant="normal">ω</mi>
              <mn>2</mn>
            </msup>
            <mspace width="0.5em"/>
            <mrow>
              <mo fence="true" stretchy="true">(</mo>
              <mrow>
                <mrow>
                  <mrow>
                    <mo stretchy="false">−</mo>
                    <mi>sin</mi>
                  </mrow>
                  <mrow>
                    <mo fence="true" stretchy="false">(</mo>
                    <mrow>
                      <mrow>
                        <mi mathvariant="normal">ω</mi>
                        <mi>t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space width="2em"/>
              <mo stretchy="false">=</mo>
              <mrow>
                <mspace width="2em"/>
                <mo stretchy="false">−</mo>
                <mi>A</mi>
              </mrow>
            </mrow>
            <mspace width="0.5em"/>
            <msup>
              <mi mathvariant="normal">ω</mi>
              <mn>2</mn>
            </msup>
            <mspace width="0.5em"/>
            <mi>sin</mi>
            <mrow>
              <mo fence="true" stretchy="false">(</mo>
              <mrow>
                <mrow>
                  <mi mathvariant="normal">ω</mi>
                  <mi>t</mi>
                </mrow>
              </mrow>
              <mo fence="true" stretchy="false">)</mo>
            </mrow>
          </mrow>
        </mtd>
      </mtr>
    </mtable>
    <annotation encoding="StarMath 5.0">a ~=~ {"d"^2 color blue x} over {"d" t^2} ~=~ {"d" color red v} over {"d" t} 
~=~ {"d"^2 color blue { A ` sin ( %iomega t ) } } over {"d" t^2} 
~=~ {"d" color red { A ` %iomega ` cos ( %iomega t ) } } over {"d" t} newline 
~=~ A ` %iomega^2 ` left ( -sin ( %iomega t ) right ) 
~=~ - A ` %iomega^2 ` sin ( %iomega 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2:37:29.474000000</meta:creation-date>
    <dc:date>2015-04-12T12:54:07.752000000</dc:date>
    <meta:editing-duration>PT7M23S</meta:editing-duration>
    <meta:editing-cycles>3</meta:editing-cycles>
    <meta:generator>LibreOffice/4.3.4.1$Windows_x86 LibreOffice_project/bc356b2f991740509f321d70e4512a6a54c5f243</meta:generator>
  </office:meta>
</office:document-meta>
</file>